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5b1" officeooo:paragraph-rsid="001675b1"/>
    </style:style>
    <style:style style:name="P2" style:family="paragraph" style:parent-style-name="Standard">
      <style:text-properties officeooo:rsid="001675b1" officeooo:paragraph-rsid="001675b1"/>
    </style:style>
    <style:style style:name="T1" style:family="text">
      <style:text-properties officeooo:rsid="0017b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</text:p>
      <text:p text:style-name="P1"/>
      <text:p text:style-name="P1">El porcentaje es mejor para adaptarse a casos flexibles.</text:p>
      <text:p text:style-name="P1">Podemos fijar un <text:span text:style-name="T1">mínimo</text:span> y un <text:span text:style-name="T1">máximo.</text:span></text:p>
      <text:p text:style-name="P1"/>
      <text:p text:style-name="P1">&lt;div style = width: 50%; min-width: 400px; max-width: 700px;&gt; <text:s text:c="2"/></text:p>
      <text:p text:style-name="P1"/>
      <text:p text:style-name="P1">&lt;/div&gt;</text:p>
      <text:p text:style-name="P1"/>
      <text:p text:style-name="P1">como <text:span text:style-name="T1">mínimo</text:span> se achicara en 400 px</text:p>
      <text:p text:style-name="P1">como <text:span text:style-name="T1">máximo</text:span> se agrandara en ancho 700 px</text:p>
      <text:p text:style-name="P1"/>
      <text:p text:style-name="P1">de esta manera se evita deformar en exceso los contenedores, en este caso el div se achicara como mucho hasta llegar a un ancho de 400 px si me sobrepaso <text:span text:style-name="T1">seguirá</text:span> midiendo eso en la pantalla, y lo mismo en el caso de agrandar, para eso sirven los min y max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23:35:22.879184408</meta:creation-date>
    <dc:date>2020-08-19T10:56:04.513116459</dc:date>
    <meta:editing-duration>PT1H25M24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8" meta:word-count="93" meta:character-count="497" meta:non-whitespace-character-count="409"/>
  </office:meta>
</office:document-meta>
</file>